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rror2" table:style-name="ta1">
        <table:shapes>
          <draw:frame draw:z-index="0" draw:style-name="gr1" draw:text-style-name="P1" svg:width="453.32pt" svg:height="255.26pt" svg:x="308.95pt" svg:y="99.38pt">
            <loext:p draw:notify-on-update-of-ranges="rerror2.G12:rerror2.G12 rerror2.A2:rerror2.A32 rerror2.B2:rerror2.B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643435" calcext:value-type="float">
            <text:p>0.11643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273239" calcext:value-type="float">
            <text:p>0.012732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37535" calcext:value-type="float">
            <text:p>0.00137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4836" calcext:value-type="float">
            <text:p>0.000148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173" calcext:value-type="float">
            <text:p>0.000001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19" calcext:value-type="float">
            <text:p>0.00000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2" calcext:value-type="float">
            <text:p>0.00000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8T00:00:25.553701255</dc:date>
    <meta:editing-duration>PT10M18S</meta:editing-duration>
    <meta:editing-cycles>1</meta:editing-cycles>
    <meta:document-statistic meta:table-count="1" meta:cell-count="6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6.563cm" svg:y="0.316cm" chart:style-name="ch2">
          <text:p>Relative error</text:p>
        </chart:title>
        <chart:subtitle svg:x="6.814cm" svg:y="1.275cm" chart:style-name="ch3">
          <text:p>false method</text:p>
        </chart:subtitle>
        <chart:legend chart:legend-position="end" svg:x="13.141cm" svg:y="4.204cm" style:legend-expansion="high" chart:style-name="ch4"/>
        <chart:plot-area chart:style-name="ch5" table:cell-range-address="rerror2.G12:rerror2.G12 rerror2.A2:rerror2.B32" chart:data-source-has-labels="both" svg:x="1.33cm" svg:y="2.138cm" svg:width="11.492cm" svg:height="5.707cm">
          <chartooo:coordinate-region svg:x="2.242cm" svg:y="2.337cm" svg:width="10.44cm" svg:height="4.716cm"/>
          <chart:axis chart:dimension="x" chart:name="primary-x" chart:style-name="ch6" chartooo:axis-type="auto">
            <chartooo:date-scale/>
            <chart:title svg:x="6.939cm" svg:y="8.025cm" chart:style-name="ch7">
              <text:p>x</text:p>
            </chart:title>
            <chart:categories table:cell-range-address="rerror2.A2:rerror2.A32"/>
          </chart:axis>
          <chart:axis chart:dimension="y" chart:name="primary-y" chart:style-name="ch6">
            <chart:title svg:x="0.451cm" svg:y="5.128cm" chart:style-name="ch8">
              <text:p>y</text:p>
            </chart:title>
            <chart:grid chart:style-name="ch9" chart:class="major"/>
          </chart:axis>
          <chart:series chart:style-name="ch10" chart:values-cell-range-address="rerror2.B2:rerror2.B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rror2.A2:rerror2.A32</svg:desc>
                </draw:g>
              </table:table-cell>
              <table:table-cell office:value-type="float" office:value="0.11643435">
                <text:p>0.11643435</text:p>
                <draw:g>
                  <svg:desc>rerror2.B2:rerror2.B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273239">
                <text:p>0.012732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37535">
                <text:p>0.001375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4836">
                <text:p>0.000148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173">
                <text:p>0.000001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02">
                <text:p>0.000000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